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space" svg:font-family="monospace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widows="1" fo:text-indent="0cm" style:auto-text-indent="false"/>
    </style:style>
    <style:style style:name="P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9pt" fo:letter-spacing="normal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25521" officeooo:paragraph-rsid="00025521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146ec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verdana" fo:font-size="16pt" fo:letter-spacing="normal" fo:font-style="normal" style:text-underline-style="solid" style:text-underline-width="auto" style:text-underline-color="font-color" fo:font-weight="bold" officeooo:rsid="00026316" officeooo:paragraph-rsid="00026316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List_20_Heading">
      <style:paragraph-properties fo:margin-left="0cm" fo:margin-right="0cm" fo:margin-top="0cm" fo:margin-bottom="0.499cm" loext:contextual-spacing="false" fo:text-align="start" style:justify-single-word="false" fo:widows="1" fo:text-indent="0cm" style:auto-text-indent="false"/>
      <style:text-properties fo:font-variant="normal" fo:text-transform="none" fo:color="#000000" style:font-name="verdana" fo:font-size="9pt" fo:letter-spacing="normal" fo:font-style="normal" fo:font-weight="normal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align="start" style:justify-single-word="false" fo:widows="1" fo:text-indent="0cm" style:auto-text-indent="false" fo:padding="0.049cm" fo:border="0.06pt solid #cfcfcf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26316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146ec" officeooo:paragraph-rsid="000146ec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size="12pt" fo:font-style="normal" style:text-underline-style="none" fo:font-weight="normal" officeooo:rsid="000146ec" officeooo:paragraph-rsid="0002631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margin-left="0cm" fo:margin-right="0cm" fo:text-align="start" style:justify-single-word="false" fo:widows="1" fo:text-indent="0cm" style:auto-text-indent="false" fo:padding="0.049cm" fo:border="0.06pt solid #cfcfcf"/>
      <style:text-properties fo:font-variant="normal" fo:text-transform="none" fo:color="#000000" style:font-name="monospace" fo:font-size="12pt" fo:letter-spacing="normal" fo:font-style="italic" style:text-underline-style="none" fo:font-weight="normal" officeooo:rsid="000146ec" officeooo:paragraph-rsid="00026316" style:font-size-asian="10.5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0cm" fo:text-align="start" style:justify-single-word="false" fo:widows="1" fo:text-indent="0cm" style:auto-text-indent="false" fo:padding="0.049cm" fo:border="0.06pt solid #cfcfcf"/>
      <style:text-properties fo:font-size="12pt" fo:font-style="normal" style:text-underline-style="none" fo:font-weight="normal" officeooo:rsid="000146ec" officeooo:paragraph-rsid="00040a4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252525" style:font-name="sans-serif" fo:font-size="10.5pt" fo:letter-spacing="normal" fo:font-style="italic" style:text-underline-style="none" fo:font-weight="normal" officeooo:rsid="000146ec" officeooo:paragraph-rsid="000146ec" style:font-size-asian="10.5pt" style:font-style-asian="italic" style:font-weight-asian="normal" style:font-size-complex="12pt" style:font-style-complex="italic" style:font-weight-complex="normal"/>
    </style:style>
    <style:style style:name="P16" style:family="paragraph" style:parent-style-name="Text_20_body">
      <style:paragraph-properties fo:margin-left="1.251cm" fo:margin-right="0cm" style:line-height-at-least="0.582cm" fo:widows="1" fo:text-indent="0cm" style:auto-text-indent="false"/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P17" style:family="paragraph" style:parent-style-name="Text_20_body">
      <style:paragraph-properties fo:margin-left="1.251cm" fo:margin-right="0cm" style:line-height-at-least="0.582cm" fo:widows="1" fo:text-indent="0cm" style:auto-text-indent="false"/>
    </style:style>
    <style:style style:name="P1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f0dbf" officeooo:paragraph-rsid="000146e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46ec" officeooo:paragraph-rsid="000146ec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8pt" fo:font-weight="bold" officeooo:rsid="000f0dbf" officeooo:paragraph-rsid="000146ec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146ec" officeooo:paragraph-rsid="000146ec" style:font-size-asian="18pt" style:font-weight-asian="normal" style:font-size-complex="18pt" style:font-weight-complex="normal"/>
    </style:style>
    <style:style style:name="P22" style:family="paragraph" style:parent-style-name="Standard">
      <style:text-properties officeooo:rsid="000f0dbf" officeooo:paragraph-rsid="000146ec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46ec" officeooo:paragraph-rsid="000146e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fo:widows="1" fo:padding="0.049cm" fo:border="0.06pt solid #cfcfcf"/>
      <style:text-properties fo:font-variant="normal" fo:text-transform="none" fo:color="#000000" fo:letter-spacing="normal" fo:font-style="italic" officeooo:paragraph-rsid="00026316" style:font-style-asian="italic" style:font-style-complex="italic"/>
    </style:style>
    <style:style style:name="P25" style:family="paragraph" style:parent-style-name="Preformatted_20_Text">
      <style:paragraph-properties fo:text-align="start" style:justify-single-word="false" fo:widows="1" fo:padding="0.049cm" fo:border="0.06pt solid #cfcfcf"/>
    </style:style>
    <style:style style:name="P26" style:family="paragraph" style:parent-style-name="Preformatted_20_Text">
      <style:paragraph-properties fo:text-align="start" style:justify-single-word="false" fo:widows="1" fo:padding="0.049cm" fo:border="0.06pt solid #cfcfcf"/>
      <style:text-properties officeooo:paragraph-rsid="00026316"/>
    </style:style>
    <style:style style:name="P27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fo:letter-spacing="normal"/>
    </style:style>
    <style:style style:name="P28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fo:letter-spacing="normal" fo:font-style="italic" officeooo:paragraph-rsid="00026316" style:font-style-asian="italic" style:font-style-complex="italic"/>
    </style:style>
    <style:style style:name="P29" style:family="paragraph" style:parent-style-name="Preformatted_20_Text">
      <style:paragraph-properties fo:text-align="start" style:justify-single-word="false" fo:widows="1" fo:padding="0.049cm" fo:border="0.06pt solid #cfcfcf"/>
      <style:text-properties fo:font-variant="normal" fo:text-transform="none" fo:color="#000000" style:font-name="monospace" fo:letter-spacing="normal" fo:font-style="italic" fo:font-weight="normal" officeooo:paragraph-rsid="00026316" style:font-style-asian="italic" style:font-style-complex="italic"/>
    </style:style>
    <style:style style:name="P30" style:family="paragraph" style:parent-style-name="Preformatted_20_Text">
      <style:paragraph-properties fo:text-align="start" style:justify-single-word="false" fo:widows="1" fo:padding="0.049cm" fo:border="0.06pt solid #cfcfcf"/>
      <style:text-properties fo:font-style="italic" officeooo:paragraph-rsid="00026316" style:font-style-asian="italic" style:font-style-complex="italic"/>
    </style:style>
    <style:style style:name="P31" style:family="paragraph" style:parent-style-name="List_20_Heading">
      <style:paragraph-properties fo:margin-top="0cm" fo:margin-bottom="0.499cm" loext:contextual-spacing="false" fo:text-align="start" style:justify-single-word="false" fo:widows="1"/>
      <style:text-properties fo:font-variant="normal" fo:text-transform="none" fo:color="#000000" style:font-name="verdana" fo:font-size="9pt" fo:letter-spacing="normal" fo:font-style="normal" fo:font-weight="normal"/>
    </style:style>
    <style:style style:name="P32" style:family="paragraph" style:parent-style-name="List_20_Contents">
      <style:paragraph-properties fo:margin-top="0cm" fo:margin-bottom="0.499cm" loext:contextual-spacing="false" fo:text-align="start" style:justify-single-word="false" fo:widows="1"/>
    </style:style>
    <style:style style:name="P33" style:family="paragraph" style:parent-style-name="Preformatted_20_Text">
      <style:paragraph-properties fo:margin-top="0cm" fo:margin-bottom="0.499cm" loext:contextual-spacing="false" fo:text-align="start" style:justify-single-word="false" fo:widows="1" fo:padding="0.049cm" fo:border="0.06pt solid #cfcfcf"/>
    </style:style>
    <style:style style:name="P34" style:family="paragraph" style:parent-style-name="List_20_Contents">
      <style:paragraph-properties fo:margin-left="1cm" fo:margin-right="0cm" fo:margin-top="0cm" fo:margin-bottom="0.499cm" loext:contextual-spacing="false" fo:text-align="start" style:justify-single-word="false" fo:widows="1" fo:text-indent="0cm" style:auto-text-indent="false"/>
    </style:style>
    <style:style style:name="P35" style:family="paragraph" style:parent-style-name="Preformatted_20_Text">
      <style:paragraph-properties fo:margin-left="1cm" fo:margin-right="0cm" fo:margin-top="0cm" fo:margin-bottom="0.499cm" loext:contextual-spacing="false" fo:text-align="start" style:justify-single-word="false" fo:widows="1" fo:text-indent="0cm" style:auto-text-indent="false" fo:padding="0.049cm" fo:border="0.06pt solid #cfcfcf"/>
    </style:style>
    <style:style style:name="P36" style:family="paragraph" style:parent-style-name="Preformatted_20_Text">
      <style:paragraph-properties fo:margin-left="1cm" fo:margin-right="0cm" fo:text-align="start" style:justify-single-word="false" fo:widows="1" fo:text-indent="0cm" style:auto-text-indent="false" fo:padding="0.049cm" fo:border="0.06pt solid #cfcfcf"/>
    </style:style>
    <style:style style:name="P37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</style:style>
    <style:style style:name="P38" style:family="paragraph" style:parent-style-name="Text_20_body" style:list-style-name="L1">
      <style:paragraph-properties fo:margin-top="0cm" fo:margin-bottom="0cm" loext:contextual-spacing="false" style:line-height-at-least="0.582cm" fo:widows="1" fo:padding="0cm" fo:border="none"/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P39" style:family="paragraph" style:parent-style-name="Standard">
      <style:paragraph-properties fo:text-align="start" style:justify-single-word="false" fo:widows="1" fo:padding="0.049cm" fo:border="0.06pt solid #cfcfcf"/>
      <style:text-properties fo:font-variant="normal" fo:text-transform="none" fo:color="#000000" style:font-name="monospace" fo:letter-spacing="normal" fo:font-style="italic" fo:font-weight="normal" officeooo:paragraph-rsid="00026316" style:font-style-asian="italic" style:font-style-complex="italic"/>
    </style:style>
    <style:style style:name="T1" style:family="text">
      <style:text-properties officeooo:rsid="000146ec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252525" style:font-name="sans-serif" fo:font-size="10.5pt" fo:letter-spacing="normal" fo:font-style="italic" fo:font-weight="bold" style:font-style-asian="italic" style:font-style-complex="italic"/>
    </style:style>
    <style:style style:name="T5" style:family="text">
      <style:text-properties fo:font-variant="normal" fo:text-transform="none" style:use-window-font-color="true" style:text-line-through-style="none" style:text-line-through-type="none" style:font-name="sans-serif" fo:font-size="10.5pt" fo:letter-spacing="normal" fo:font-style="italic" style:text-underline-style="none" fo:font-weight="normal" style:text-blinking="false" style:font-style-asian="italic" style:font-style-complex="italic"/>
    </style:style>
    <style:style style:name="T6" style:family="text">
      <style:text-properties fo:font-variant="normal" fo:text-transform="none" style:use-window-font-color="true" style:font-name="sans-serif" fo:font-size="10.5pt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9pt" fo:letter-spacing="normal" fo:font-style="italic" fo:font-weight="bold"/>
    </style:style>
    <style:style style:name="T9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10" style:family="text">
      <style:text-properties fo:font-variant="normal" fo:text-transform="none" fo:color="#000000" style:font-name="monospace" fo:font-size="9pt" fo:letter-spacing="normal" fo:font-style="italic" fo:font-weight="bold"/>
    </style:style>
    <style:style style:name="T11" style:family="text">
      <style:text-properties fo:font-variant="normal" fo:text-transform="none" fo:color="#000000" style:font-name="monospace" fo:letter-spacing="normal"/>
    </style:style>
    <style:style style:name="T12" style:family="text">
      <style:text-properties fo:font-variant="normal" fo:text-transform="none" fo:color="#000000" style:font-name="monospace" fo:letter-spacing="normal" fo:font-style="normal" fo:font-weight="normal"/>
    </style:style>
    <style:style style:name="T13" style:family="text">
      <style:text-properties fo:font-variant="normal" fo:text-transform="none" fo:color="#000000" style:font-name="monospace" fo:letter-spacing="normal" fo:font-style="italic" fo:font-weight="bold"/>
    </style:style>
    <style:style style:name="T14" style:family="text">
      <style:text-properties fo:font-variant="normal" fo:text-transform="none" fo:color="#000000" style:font-name="monospace" fo:letter-spacing="normal" fo:font-style="italic" fo:font-weight="bold" style:font-style-asian="italic" style:font-style-complex="italic"/>
    </style:style>
    <style:style style:name="T15" style:family="text">
      <style:text-properties fo:font-variant="normal" fo:text-transform="none" fo:color="#000000" style:font-name="monospace" fo:letter-spacing="normal" fo:font-style="italic" fo:font-weight="normal" style:font-style-asian="italic" style:font-style-complex="italic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fo:font-style="italic" style:font-style-asian="italic" style:font-style-complex="italic"/>
    </style:style>
    <style:style style:name="T18" style:family="text">
      <style:text-properties fo:font-variant="normal" fo:text-transform="none" fo:color="#000000" style:font-name="Consolas" fo:letter-spacing="normal" fo:font-weight="bold" fo:background-color="transparent" loext:char-shading-value="0" style:font-size-asian="12pt" style:font-weight-asian="bold" style:font-weight-complex="bold" fo:padding="0cm" fo:border="none"/>
    </style:style>
    <style:style style:name="T19" style:family="text">
      <style:text-properties fo:font-variant="normal" fo:text-transform="none" fo:color="#000000" style:font-name="Consolas" fo:letter-spacing="normal" fo:font-weight="bold" officeooo:rsid="00026316" fo:background-color="transparent" loext:char-shading-value="0" style:font-size-asian="12pt" style:font-weight-asian="bold" style:font-weight-complex="bold" fo:padding="0cm" fo:border="none"/>
    </style:style>
    <style:style style:name="T20" style:family="text">
      <style:text-properties fo:font-variant="normal" fo:text-transform="none" fo:color="#00008b" style:font-name="Consolas" fo:font-size="9.75pt" fo:letter-spacing="normal" officeooo:rsid="00026316" fo:background-color="#eeeeee" loext:char-shading-value="0" fo:padding="0cm" fo:border="none"/>
    </style:style>
    <style:style style:name="T21" style:family="text">
      <style:text-properties fo:font-variant="normal" fo:text-transform="none" fo:color="#00008b" style:font-name="Consolas" fo:letter-spacing="normal" officeooo:rsid="00026316" fo:background-color="transparent" loext:char-shading-value="0" style:font-size-asian="12pt" fo:padding="0cm" fo:border="none"/>
    </style:style>
    <style:style style:name="T22" style:family="text">
      <style:text-properties fo:font-variant="normal" fo:text-transform="none" fo:color="#00008b" style:font-name="Consolas" fo:letter-spacing="normal" fo:font-weight="bold" fo:background-color="transparent" loext:char-shading-value="0" style:font-size-asian="12pt" style:font-weight-asian="bold" style:font-weight-complex="bold" fo:padding="0cm" fo:border="none"/>
    </style:style>
    <style:style style:name="T23" style:family="text">
      <style:text-properties fo:font-variant="normal" fo:text-transform="none" fo:color="#00008b" style:font-name="Consolas" fo:letter-spacing="normal" fo:font-weight="bold" officeooo:rsid="00026316" fo:background-color="transparent" loext:char-shading-value="0" style:font-size-asian="12pt" style:font-weight-asian="bold" style:font-weight-complex="bold" fo:padding="0cm" fo:border="none"/>
    </style:style>
    <style:style style:name="T24" style:family="text">
      <style:text-properties officeooo:rsid="00025521"/>
    </style:style>
    <style:style style:name="T25" style:family="text">
      <style:text-properties style:font-name="monospace" fo:font-style="normal" fo:font-weight="normal"/>
    </style:style>
    <style:style style:name="T26" style:family="text">
      <style:text-properties style:font-name="monospace" fo:font-weight="normal"/>
    </style:style>
    <style:style style:name="T27" style:family="text">
      <style:text-properties style:font-name="monospace" fo:font-weight="bold"/>
    </style:style>
    <style:style style:name="T28" style:family="text">
      <style:text-properties officeooo:rsid="00047f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ÀCTICA <text:span text:style-name="T28">7</text:span></text:p>
      <text:p text:style-name="P22"/>
      <text:p text:style-name="P18">TRIGGERs (disparadors)</text:p>
      <text:p text:style-name="P18"/>
      <text:p text:style-name="P19">Creació de logs a través de Triggers. LOPD. </text:p>
      <text:p text:style-name="P21"/>
      <text:p text:style-name="P23">Les dades sobre els resultats de les analítiques d'un pacient són dades de nivell Alt segons la LOPD.</text:p>
      <text:p text:style-name="P23"/>
      <text:p text:style-name="P15"><text:span text:style-name="T2">L'article 4.1</text:span> de la <text:span text:style-name="T2">LOPD</text:span> estableix que: les dades de caràcter personal només es podran recollir pel seu tractament, així com sotmetre'ls al citat tractament, quan siguin adequades, pertinents i no excessives en relació amb l'àmbit i les finalitats determinades, explícites i legítimes per les que s'hagin obtingut.</text:p>
      <text:p text:style-name="P17"><text:span text:style-name="T3">La </text:span><text:span text:style-name="T4">LOPD</text:span><text:span text:style-name="T3"> defineix quina és la qualitat de la dada, basant-se en la qual s'estableixen els nivells de seguretat que sobre el seu tractament cal aplicar i que desenvolupa el </text:span><text:span text:style-name="T4">RDLOPD</text:span><text:span text:style-name="T3">. Això tindrà implicacions respecte al </text:span><text:a xlink:type="simple" xlink:href="https://ca.wikipedia.org/wiki/Protecció_de_dades_personals#Conceptes_b.C3.A0sics" text:style-name="Internet_20_link" text:visited-style-name="Visited_20_Internet_20_Link"><text:span text:style-name="T5">sistema de tractament</text:span></text:a><text:span text:style-name="T3"> i també respecte als usuaris (control d'accessos, registre, identificació, autenticació, compromís de confidencialitat del personal, etc.). En tot cas, els nivells es defineixen en tres nivells:</text:span></text:p>
      <text:list xml:id="list3762747042689486972" text:style-name="L1">
        <text:list-item>
          <text:p text:style-name="P37"><text:span text:style-name="T4">Nivell Bàsic</text:span><text:span text:style-name="T3">: qualsevol fitxer que contingui</text:span><text:span text:style-name="T6"> </text:span><text:a xlink:type="simple" xlink:href="https://ca.wikipedia.org/wiki/Dades_personals#Caracteritzaci.C3.B3" text:style-name="Internet_20_link" text:visited-style-name="Visited_20_Internet_20_Link"><text:span text:style-name="T5">dades personals</text:span></text:a><text:span text:style-name="T6"> d</text:span><text:span text:style-name="T3">e qualsevol tipus que facin </text:span><text:span text:style-name="T4">identificable</text:span><text:span text:style-name="T3"> la persona: nom, imatge, adreça, etc.</text:span></text:p>
        </text:list-item>
        <text:list-item>
          <text:p text:style-name="P38"><text:span text:style-name="T2">Nivell Mitjà</text:span>: fitxers que continguin, <text:span text:style-name="T2">a més de les anteriors</text:span>, dades relatives a la <text:span text:style-name="T2">comissió d'infraccions administratives o penals, hisenda pública, serveis financers i aquells corresponents a la prestació de serveis de solvència i crèdit</text:span>. Generalment, però s'entén que estarem davant dades de nivell mitjà quan aquestes permetin fer una valoració d'entorn social i psicològic de la persona, més enllà de la seva simple identificació.</text:p>
        </text:list-item>
        <text:list-item>
          <text:p text:style-name="P38"><text:span text:style-name="T2">Nivell Alt</text:span>: fitxer que contingui dades personals sobre <text:span text:style-name="T2">ideologia, religió, creences, origen racial, salut o vida sexual o els registrats per a fins policials sense consentiment</text:span>. Aquestes són les dades que han de ser especialment protegides.</text:p>
        </text:list-item>
      </text:list>
      <text:p text:style-name="P16">En funció del nivell de dades registrades en el fitxer amb un o altre sistema de tractament, caldrà aplicar unes mesures de seguretat concretes que es desenvolupen al RDLOPD per a cada un dels nivells. </text:p>
      <text:p text:style-name="P3"/>
      <text:p text:style-name="P3">Una de les mesures de seguretat que demana la LOPD és que es registri qui + quan ha vist o modificat una dada de nivell alt.</text:p>
      <text:p text:style-name="P3"/>
      <text:p text:style-name="P3">Per tant a la nostra B.D. s'ha de fer un log de qui ha vist o tocat el resultat d'una prova. En aquesta pràctica es farà el log dels inserts, dels updates i dels deletes.</text:p>
      <text:p text:style-name="P3"/>
      <text:p text:style-name="P3">Per això caldrà :</text:p>
      <text:p text:style-name="P3">1) Crear una taula per guardar el nom d'usuari, el timestamp, <text:span text:style-name="T24">el nom de taula</text:span> i l'operació realitzada. Cadascú ha de crear la taula amb l'estructura que consideri més adient</text:p>
      <text:p text:style-name="P3">2) Crear els trigger i les funcions necessàries per guardar el log dels inserts, dels updates i dels deletes <text:span text:style-name="T24">de la taula analítiques i de la taula resultatsanalitiques.</text:span></text:p>
      <text:p text:style-name="P4">3) Treballar amb diferents usuaris per fer les proves.:Crear 3 rols nous amb permisos per Training.</text:p>
      <text:p text:style-name="P4"><text:soft-page-break/></text:p>
      <text:p text:style-name="P8">USUARIS i ROLES</text:p>
      <text:p text:style-name="P8"/>
      <text:p text:style-name="P12"><text:span text:style-name="Source_20_Text"><text:span text:style-name="T23">CREATE USER</text:span></text:span><text:span text:style-name="Source_20_Text"><text:span text:style-name="T18"> </text:span></text:span><text:span text:style-name="Source_20_Text"><text:span text:style-name="T19">user_nom</text:span></text:span><text:span text:style-name="Source_20_Text"><text:span text:style-name="T23">;</text:span></text:span></text:p>
      <text:p text:style-name="P12"><text:span text:style-name="Source_20_Text"><text:span text:style-name="T23"/></text:span></text:p>
      <text:p text:style-name="P12"><text:span text:style-name="Source_20_Text"><text:span text:style-name="T23">CREATE ROLE</text:span></text:span><text:span text:style-name="Source_20_Text"><text:span text:style-name="T18"> </text:span></text:span><text:span text:style-name="Source_20_Text"><text:span text:style-name="T19">user_nom</text:span></text:span><text:span text:style-name="Source_20_Text"><text:span text:style-name="T23">;</text:span></text:span></text:p>
      <text:p text:style-name="P12"><text:span text:style-name="Source_20_Text"><text:span text:style-name="T23"/></text:span></text:p>
      <text:p text:style-name="P12"><text:span text:style-name="Source_20_Text"><text:span text:style-name="T23">CREATE USER</text:span></text:span><text:span text:style-name="Source_20_Text"><text:span text:style-name="T18"> </text:span></text:span><text:span text:style-name="Source_20_Text"><text:span text:style-name="T19">user_nom</text:span></text:span><text:span text:style-name="Source_20_Text"><text:span text:style-name="T23"> SUPERUSER PASSWORD </text:span></text:span><text:span text:style-name="Source_20_Text"><text:span text:style-name="T19">'12345'</text:span></text:span><text:span text:style-name="Source_20_Text"><text:span text:style-name="T21">;</text:span></text:span></text:p>
      <text:p text:style-name="P7"/>
      <text:p text:style-name="P2">A database role may have a number of attributes that define its privileges and interact with the client authentication system.</text:p>
      <text:p text:style-name="P9">login privilege<text:bookmark text:name="AEN21131"/></text:p>
      <text:p text:style-name="P32"><text:span text:style-name="T7">Only roles that have the </text:span><text:span text:style-name="Teletype"><text:span text:style-name="T7">LOGIN</text:span></text:span><text:span text:style-name="T7"> attribute can be used as the initial role name for a database connection. A role with the </text:span><text:span text:style-name="Teletype"><text:span text:style-name="T7">LOGIN</text:span></text:span><text:span text:style-name="T7"> attribute can be considered the same thing as a "database user". To create a role with login privilege, use either</text:span></text:p>
      <text:p text:style-name="P36"><text:span text:style-name="T9">CREATE ROLE </text:span><text:span text:style-name="Teletype"><text:span text:style-name="T10">name</text:span></text:span><text:span text:style-name="T9"> LOGIN;</text:span></text:p>
      <text:p text:style-name="P35"><text:span text:style-name="T9">CREATE USER </text:span><text:span text:style-name="Teletype"><text:span text:style-name="T10">name</text:span></text:span><text:span text:style-name="T9">;</text:span></text:p>
      <text:p text:style-name="P34"><text:span text:style-name="T7">(</text:span><text:span text:style-name="Teletype"><text:span text:style-name="T7">CREATE USER</text:span></text:span><text:span text:style-name="T7"> is equivalent to </text:span><text:span text:style-name="Teletype"><text:span text:style-name="T7">CREATE ROLE</text:span></text:span><text:span text:style-name="T7"> except that </text:span><text:span text:style-name="Teletype"><text:span text:style-name="T7">CREATE USER</text:span></text:span><text:span text:style-name="T7"> assumes </text:span><text:span text:style-name="Teletype"><text:span text:style-name="T7">LOGIN</text:span></text:span><text:span text:style-name="T7"> by default, while </text:span><text:span text:style-name="Teletype"><text:span text:style-name="T7">CREATE ROLE</text:span></text:span><text:span text:style-name="T7"> does not.)</text:span></text:p>
      <text:p text:style-name="P31">superuser status<text:bookmark text:name="AEN21148"/></text:p>
      <text:p text:style-name="P32"><text:span text:style-name="T7">A database superuser bypasses all permission checks. This is a dangerous privilege and should not be used carelessly; it is best to do most of your work as a role that is not a superuser. To create a new database superuser, use </text:span><text:span text:style-name="Teletype"><text:span text:style-name="T7">CREATE ROLE </text:span></text:span><text:span text:style-name="Teletype"><text:span text:style-name="T8">name</text:span></text:span><text:span text:style-name="Teletype"><text:span text:style-name="T7"> SUPERUSER</text:span></text:span><text:span text:style-name="T7">. You must do this as a role that is already a superuser.</text:span></text:p>
      <text:p text:style-name="P31">database creation<text:bookmark text:name="AEN21156"/></text:p>
      <text:p text:style-name="P32"><text:span text:style-name="T7">A role must be explicitly given permission to create databases (except for superusers, since those bypass all permission checks). To create such a role, use </text:span><text:span text:style-name="Teletype"><text:span text:style-name="T7">CREATE ROLE </text:span></text:span><text:span text:style-name="Teletype"><text:span text:style-name="T8">name</text:span></text:span><text:span text:style-name="Teletype"><text:span text:style-name="T7"> CREATEDB</text:span></text:span><text:span text:style-name="T7">.</text:span></text:p>
      <text:p text:style-name="P31">role creation<text:bookmark text:name="AEN21165"/></text:p>
      <text:p text:style-name="P32"><text:span text:style-name="T7">A role must be explicitly given permission to create more roles (except for superusers, since those bypass all permission checks). To create such a role, use </text:span><text:span text:style-name="Teletype"><text:span text:style-name="T7">CREATE ROLE </text:span></text:span><text:span text:style-name="Teletype"><text:span text:style-name="T8">name</text:span></text:span><text:span text:style-name="Teletype"><text:span text:style-name="T7"> CREATEROLE</text:span></text:span><text:span text:style-name="T7">. A role with </text:span><text:span text:style-name="Teletype"><text:span text:style-name="T7">CREATEROLE</text:span></text:span><text:span text:style-name="T7"> privilege can alter and drop other roles, too, as well as grant or revoke membership in them. However, to create, alter, drop, or change membership of a superuser role, superuser status is required; </text:span><text:span text:style-name="Teletype"><text:span text:style-name="T7">CREATEROLE</text:span></text:span><text:span text:style-name="T7"> is not sufficient for that.</text:span></text:p>
      <text:p text:style-name="P31">password<text:bookmark text:name="AEN21176"/></text:p>
      <text:p text:style-name="P32"><text:span text:style-name="T7">A password is only significant if the client authentication method requires the user to supply a password when connecting to the database. The </text:span><text:span text:style-name="Teletype"><text:span text:style-name="T7">password</text:span></text:span><text:span text:style-name="T7">, </text:span><text:span text:style-name="Teletype"><text:span text:style-name="T7">md5</text:span></text:span><text:span text:style-name="T7">, and </text:span><text:span text:style-name="Teletype"><text:span text:style-name="T7">crypt</text:span></text:span><text:span text:style-name="T7"> authentication methods make use of passwords. Database passwords are separate from operating system passwords. Specify a password upon role creation with </text:span><text:span text:style-name="Teletype"><text:span text:style-name="T7">CREATE ROLE </text:span></text:span><text:span text:style-name="Teletype"><text:span text:style-name="T8">name</text:span></text:span><text:span text:style-name="Teletype"><text:span text:style-name="T7"> PASSWORD '</text:span></text:span><text:span text:style-name="Teletype"><text:span text:style-name="T8">string</text:span></text:span><text:span text:style-name="Teletype"><text:span text:style-name="T7">'</text:span></text:span><text:span text:style-name="T7">.</text:span></text:p>
      <text:p text:style-name="P1"><text:span text:style-name="T7">A role's attributes can be modified after creation with </text:span><text:span text:style-name="Teletype"><text:span text:style-name="T7">ALTER ROLE</text:span></text:span><text:span text:style-name="T7">.</text:span></text:p>
      <text:p text:style-name="P14"><text:span text:style-name="T11">CREATE ROLE </text:span><text:span text:style-name="Teletype"><text:span text:style-name="T13">name</text:span></text:span><text:span text:style-name="T11"> [ [ WITH ] </text:span><text:span text:style-name="Teletype"><text:span text:style-name="T13">option</text:span></text:span><text:span text:style-name="T11"> [ ... ] ]</text:span></text:p>
      <text:p text:style-name="P25"><text:span text:style-name="T12">where </text:span><text:span text:style-name="Teletype"><text:span text:style-name="T13">option</text:span></text:span><text:span text:style-name="T12"> can be:</text:span></text:p>
      <text:p text:style-name="P27"><text:s text:c="4"/></text:p>
      <text:p text:style-name="P27"><text:s text:c="6"/><text:span text:style-name="T25">SUPERUSER | NOSUPERUSER</text:span></text:p>
      <text:p text:style-name="P27"><text:s text:c="4"/><text:span text:style-name="T25">| CREATEDB | NOCREATEDB</text:span></text:p>
      <text:p text:style-name="P27"><text:soft-page-break/><text:s text:c="4"/><text:span text:style-name="T25">| CREATEROLE | NOCREATEROLE</text:span></text:p>
      <text:p text:style-name="P27"><text:s text:c="4"/><text:span text:style-name="T25">| CREATEUSER | NOCREATEUSER</text:span></text:p>
      <text:p text:style-name="P27"><text:s text:c="4"/><text:span text:style-name="T25">| INHERIT | NOINHERIT</text:span></text:p>
      <text:p text:style-name="P27"><text:s text:c="4"/><text:span text:style-name="T25">| LOGIN | NOLOGIN</text:span></text:p>
      <text:p text:style-name="P25"><text:span text:style-name="T16"><text:s text:c="4"/></text:span><text:span text:style-name="T12">| CONNECTION LIMIT </text:span><text:span text:style-name="Teletype"><text:span text:style-name="T13">connlimit</text:span></text:span></text:p>
      <text:p text:style-name="P25"><text:span text:style-name="T16"><text:s text:c="4"/></text:span><text:span text:style-name="T12">| [ ENCRYPTED | UNENCRYPTED ] PASSWORD '</text:span><text:span text:style-name="Teletype"><text:span text:style-name="T13">password</text:span></text:span><text:span text:style-name="T12">'</text:span></text:p>
      <text:p text:style-name="P25"><text:span text:style-name="T16"><text:s text:c="4"/></text:span><text:span text:style-name="T12">| VALID UNTIL '</text:span><text:span text:style-name="Teletype"><text:span text:style-name="T13">timestamp</text:span></text:span><text:span text:style-name="T12">' </text:span></text:p>
      <text:p text:style-name="P25"><text:span text:style-name="T16"><text:s text:c="4"/></text:span><text:span text:style-name="T12">| IN ROLE </text:span><text:span text:style-name="Teletype"><text:span text:style-name="T13">rolename</text:span></text:span><text:span text:style-name="T12"> [, ...]</text:span></text:p>
      <text:p text:style-name="P25"><text:span text:style-name="T16"><text:s text:c="4"/></text:span><text:span text:style-name="T12">| IN GROUP </text:span><text:span text:style-name="Teletype"><text:span text:style-name="T13">rolename</text:span></text:span><text:span text:style-name="T12"> [, ...]</text:span></text:p>
      <text:p text:style-name="P25"><text:span text:style-name="T16"><text:s text:c="4"/></text:span><text:span text:style-name="T12">| ROLE </text:span><text:span text:style-name="Teletype"><text:span text:style-name="T13">rolename</text:span></text:span><text:span text:style-name="T12"> [, ...]</text:span></text:p>
      <text:p text:style-name="P25"><text:span text:style-name="T16"><text:s text:c="4"/></text:span><text:span text:style-name="T12">| ADMIN </text:span><text:span text:style-name="Teletype"><text:span text:style-name="T13">rolename</text:span></text:span><text:span text:style-name="T12"> [, ...]</text:span></text:p>
      <text:p text:style-name="P25"><text:span text:style-name="T16"><text:s text:c="4"/></text:span><text:span text:style-name="T12">| USER </text:span><text:span text:style-name="Teletype"><text:span text:style-name="T13">rolename</text:span></text:span><text:span text:style-name="T12"> [, ...]</text:span></text:p>
      <text:p text:style-name="P33"><text:span text:style-name="T16"><text:s text:c="4"/></text:span><text:span text:style-name="T12">| SYSID </text:span><text:span text:style-name="Teletype"><text:span text:style-name="T13">uid</text:span></text:span><text:span text:style-name="T12"> </text:span></text:p>
      <text:p text:style-name="P5">PRIVILEGIS</text:p>
      <text:p text:style-name="P3"/>
      <text:p text:style-name="P12"><text:span text:style-name="Source_20_Text"><text:span text:style-name="T22">GRANT</text:span></text:span><text:span text:style-name="Source_20_Text"><text:span text:style-name="T18"> </text:span></text:span><text:span text:style-name="Source_20_Text"><text:span text:style-name="T22">ALL</text:span></text:span><text:span text:style-name="Source_20_Text"><text:span text:style-name="T18"> PRIVILEGES </text:span></text:span><text:span text:style-name="Source_20_Text"><text:span text:style-name="T22">ON</text:span></text:span><text:span text:style-name="Source_20_Text"><text:span text:style-name="T18"> </text:span></text:span><text:span text:style-name="Source_20_Text"><text:span text:style-name="T22">ALL</text:span></text:span><text:span text:style-name="Source_20_Text"><text:span text:style-name="T18"> TABLES </text:span></text:span><text:span text:style-name="Source_20_Text"><text:span text:style-name="T22">IN</text:span></text:span><text:span text:style-name="Source_20_Text"><text:span text:style-name="T18"> </text:span></text:span><text:span text:style-name="Source_20_Text"><text:span text:style-name="T22">SCHEMA</text:span></text:span><text:span text:style-name="Source_20_Text"><text:span text:style-name="T18"> </text:span></text:span><text:span text:style-name="Source_20_Text"><text:span text:style-name="T22">public</text:span></text:span><text:span text:style-name="Source_20_Text"><text:span text:style-name="T18"> </text:span></text:span><text:span text:style-name="Source_20_Text"><text:span text:style-name="T22">TO</text:span></text:span><text:span text:style-name="Source_20_Text"><text:span text:style-name="T18"> </text:span></text:span><text:span text:style-name="Source_20_Text"><text:span text:style-name="T23">user_nom;</text:span></text:span></text:p>
      <text:p text:style-name="P12"><text:span text:style-name="Source_20_Text"><text:span text:style-name="T23"/></text:span></text:p>
      <text:p text:style-name="P12"><text:span text:style-name="Source_20_Text"><text:span text:style-name="T22">GRANT</text:span></text:span><text:span text:style-name="Source_20_Text"><text:span text:style-name="T18"> </text:span></text:span><text:span text:style-name="Source_20_Text"><text:span text:style-name="T22">ALL</text:span></text:span><text:span text:style-name="Source_20_Text"><text:span text:style-name="T18"> PRIVILEGES </text:span></text:span><text:span text:style-name="Source_20_Text"><text:span text:style-name="T22">ON </text:span></text:span><text:span text:style-name="Source_20_Text"><text:span text:style-name="T19">DATABASE</text:span></text:span><text:span text:style-name="Source_20_Text"><text:span text:style-name="T23"> nom_db TO user_no</text:span></text:span><text:span text:style-name="Source_20_Text"><text:span text:style-name="T21">m;</text:span></text:span></text:p>
      <text:p text:style-name="P3"/>
      <text:p text:style-name="P6"/>
      <text:p text:style-name="P24"><text:s text:c="3"/></text:p>
      <text:p text:style-name="P13">GRANT { { SELECT | INSERT | UPDATE | DELETE | TRUNCATE | REFERENCES | TRIGGER }</text:p>
      <text:p text:style-name="P39">[,...] | ALL [ PRIVILEGES ] }</text:p>
      <text:p text:style-name="P26"><text:span text:style-name="T17"><text:s text:c="4"/></text:span><text:span text:style-name="T15">ON { [ TABLE ] </text:span><text:span text:style-name="Teletype"><text:span text:style-name="T14">table_name</text:span></text:span><text:span text:style-name="T15"> [, ...]</text:span></text:p>
      <text:p text:style-name="P26"><text:span text:style-name="T17"><text:s text:c="9"/></text:span><text:span text:style-name="T15">| ALL TABLES IN SCHEMA </text:span><text:span text:style-name="Teletype"><text:span text:style-name="T14">schema_name</text:span></text:span><text:span text:style-name="T15"> [, ...] }</text:span></text:p>
      <text:p text:style-name="P26"><text:span text:style-name="T17"><text:s text:c="4"/></text:span><text:span text:style-name="T15">TO { [ GROUP ] </text:span><text:span text:style-name="Teletype"><text:span text:style-name="T14">role_name</text:span></text:span><text:span text:style-name="T15"> | PUBLIC } [, ...] [ WITH GRANT OPTION ]</text:span></text:p>
      <text:p text:style-name="P30"/>
      <text:p text:style-name="P26"><text:span text:style-name="T15">GRANT { { SELECT | INSERT | UPDATE | REFERENCES } ( </text:span><text:span text:style-name="Teletype"><text:span text:style-name="T14">column</text:span></text:span><text:span text:style-name="T15"> [, ...] )</text:span></text:p>
      <text:p text:style-name="P26"><text:span text:style-name="T17"><text:s text:c="4"/></text:span><text:span text:style-name="T15">[,...] | ALL [ PRIVILEGES ] ( </text:span><text:span text:style-name="Teletype"><text:span text:style-name="T14">column</text:span></text:span><text:span text:style-name="T15"> [, ...] ) }</text:span></text:p>
      <text:p text:style-name="P26"><text:span text:style-name="T17"><text:s text:c="4"/></text:span><text:span text:style-name="T15">ON [ TABLE ] </text:span><text:span text:style-name="Teletype"><text:span text:style-name="T14">table_name</text:span></text:span><text:span text:style-name="T15"> [, ...]</text:span></text:p>
      <text:p text:style-name="P26"><text:span text:style-name="T17"><text:s text:c="4"/></text:span><text:span text:style-name="T15">TO { [ GROUP ] </text:span><text:span text:style-name="Teletype"><text:span text:style-name="T14">role_name</text:span></text:span><text:span text:style-name="T15"> | PUBLIC } [, ...] [ WITH GRANT OPTION ]</text:span></text:p>
      <text:p text:style-name="P30"/>
      <text:p text:style-name="P29">GRANT { { USAGE | SELECT | UPDATE }</text:p>
      <text:p text:style-name="P28"><text:s text:c="4"/><text:span text:style-name="T26">[,...] | ALL [ PRIVILEGES ] }</text:span></text:p>
      <text:p text:style-name="P26"><text:span text:style-name="T17"><text:s text:c="4"/></text:span><text:span text:style-name="T15">ON { SEQUENCE </text:span><text:span text:style-name="Teletype"><text:span text:style-name="T14">sequence_name</text:span></text:span><text:span text:style-name="T15"> [, ...]</text:span></text:p>
      <text:p text:style-name="P26"><text:span text:style-name="T17"><text:s text:c="9"/></text:span><text:span text:style-name="T15">| ALL SEQUENCES IN SCHEMA </text:span><text:span text:style-name="Teletype"><text:span text:style-name="T14">schema_name</text:span></text:span><text:span text:style-name="T15"> [, ...] }</text:span></text:p>
      <text:p text:style-name="P26"><text:span text:style-name="T17"><text:s text:c="4"/></text:span><text:span text:style-name="T15">TO { [ GROUP ] </text:span><text:span text:style-name="Teletype"><text:span text:style-name="T14">role_name</text:span></text:span><text:span text:style-name="T15"> | PUBLIC } [, ...] [ WITH GRANT OPTION ]</text:span></text:p>
      <text:p text:style-name="P30"/>
      <text:p text:style-name="P29">GRANT { { CREATE | CONNECT | TEMPORARY | TEMP } [,...] | ALL [ PRIVILEGES ] }</text:p>
      <text:p text:style-name="P26"><text:span text:style-name="T17"><text:s text:c="4"/></text:span><text:span text:style-name="T15">ON DATABASE </text:span><text:span text:style-name="Teletype"><text:span text:style-name="T14">database_name</text:span></text:span><text:span text:style-name="T15"> [, ...]</text:span></text:p>
      <text:p text:style-name="P10"><text:s text:c="4"/>TO { [ GROUP ] <text:span text:style-name="Teletype"><text:span text:style-name="T27">role_name</text:span></text:span> | PUBLIC } [, ...] [ WITH GRANT OPTION ]</text:p>
      <text:p text:style-name="P11"/>
      <text:p text:style-name="P12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space" svg:font-family="monospace"/>
    <style:font-face style:name="sans-serif" svg:font-family="sans-serif"/>
    <style:font-face style:name="verdana" svg:font-family="verdan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9:10:07.991000000</meta:creation-date>
    <dc:date>2017-01-24T19:25:36.492000000</dc:date>
    <meta:editing-duration>PT43M37S</meta:editing-duration>
    <meta:editing-cycles>3</meta:editing-cycles>
    <meta:generator>LibreOffice/4.4.4.3$Windows_x86 LibreOffice_project/2c39ebcf046445232b798108aa8a7e7d89552ea8</meta:generator>
    <meta:document-statistic meta:table-count="0" meta:image-count="0" meta:object-count="0" meta:page-count="3" meta:paragraph-count="74" meta:word-count="1079" meta:character-count="6301" meta:non-whitespace-character-count="5166"/>
  </office:meta>
</office:document-meta>
</file>